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text:style-name="WW_CharLFO1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/>
    <style:style style:name="P3" style:parent-style-name="Standard" style:list-style-name="LFO1" style:family="paragraph"/>
    <style:style style:name="P4" style:parent-style-name="Standard" style:list-style-name="LFO1" style:family="paragraph"/>
    <style:style style:name="P5" style:parent-style-name="Standard" style:list-style-name="LFO1" style:family="paragraph"/>
    <style:style style:name="P6" style:parent-style-name="Standard" style:list-style-name="LFO1" style:family="paragraph"/>
    <style:style style:name="P7" style:parent-style-name="Standard" style:list-style-name="LFO2" style:family="paragraph">
      <style:text-properties fo:font-weight="bold" style:font-weight-asian="bold" style:font-weight-complex="bold"/>
    </style:style>
    <style:style style:name="P8" style:parent-style-name="Standard" style:list-style-name="LFO3" style:family="paragraph"/>
    <style:style style:name="P9" style:parent-style-name="Standard" style:list-style-name="LFO3" style:family="paragraph"/>
    <style:style style:name="P10" style:parent-style-name="Standard" style:list-style-name="LFO3" style:family="paragraph"/>
    <style:style style:name="P11" style:parent-style-name="Standard" style:list-style-name="LFO3" style:family="paragraph"/>
    <style:style style:name="P12" style:parent-style-name="Standard" style:list-style-name="LFO3" style:family="paragraph"/>
    <style:style style:name="TableColumn14" style:family="table-column">
      <style:table-column-properties style:column-width="1.4583in" style:use-optimal-column-width="false"/>
    </style:style>
    <style:style style:name="Table13" style:family="table">
      <style:table-properties style:width="1.4583in" fo:margin-left="1.0548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Row17" style:family="table-row">
      <style:table-row-properties style:min-row-height="1.6131in" style:use-optimal-row-height="false"/>
    </style:style>
    <style:style style:name="TableCell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" style:parent-style-name="Standard" style:family="paragraph">
      <style:text-properties fo:font-size="8pt" style:font-size-asian="8pt"/>
    </style:style>
    <style:style style:name="P20" style:parent-style-name="Standard" style:family="paragraph">
      <style:text-properties fo:font-size="8pt" style:font-size-asian="8pt"/>
    </style:style>
    <style:style style:name="P21" style:parent-style-name="Standard" style:family="paragraph">
      <style:paragraph-properties fo:margin-left="1.0236in" fo:text-indent="-0.252in">
        <style:tab-stops/>
      </style:paragraph-properties>
      <style:text-properties fo:font-size="8pt" style:font-size-asian="8pt"/>
    </style:style>
    <style:style style:name="P22" style:parent-style-name="Standard" style:family="paragraph">
      <style:paragraph-properties fo:text-indent="-0.252in"/>
      <style:text-properties fo:font-size="8pt" style:font-size-asian="8pt"/>
    </style:style>
    <style:style style:name="P23" style:parent-style-name="Standard" style:family="paragraph">
      <style:paragraph-properties fo:text-indent="-0.252in"/>
      <style:text-properties fo:font-size="8pt" style:font-size-asian="8pt"/>
    </style:style>
    <style:style style:name="P24" style:parent-style-name="Standard" style:family="paragraph">
      <style:paragraph-properties fo:text-indent="-0.252in"/>
      <style:text-properties fo:font-size="8pt" style:font-size-asian="8pt"/>
    </style:style>
    <style:style style:name="P25" style:parent-style-name="Standard" style:family="paragraph">
      <style:paragraph-properties fo:text-indent="-0.252in"/>
      <style:text-properties fo:font-size="8pt" style:font-size-asian="8pt"/>
    </style:style>
    <style:style style:name="P26" style:parent-style-name="Standard" style:family="paragraph">
      <style:paragraph-properties fo:text-indent="-0.252in"/>
      <style:text-properties fo:font-size="8pt" style:font-size-asian="8pt"/>
    </style:style>
    <style:style style:name="P27" style:parent-style-name="Standard" style:family="paragraph">
      <style:paragraph-properties fo:text-indent="-0.252in"/>
      <style:text-properties fo:font-size="8pt" style:font-size-asian="8pt"/>
    </style:style>
    <style:style style:name="P28" style:parent-style-name="Standard" style:family="paragraph">
      <style:paragraph-properties fo:text-indent="-0.252in"/>
      <style:text-properties fo:font-size="8pt" style:font-size-asian="8pt"/>
    </style:style>
    <style:style style:name="P29" style:parent-style-name="Standard" style:family="paragraph">
      <style:text-properties fo:font-size="8pt" style:font-size-asian="8pt"/>
    </style:style>
    <style:style style:name="P30" style:parent-style-name="Standard" style:family="paragraph">
      <style:text-properties fo:font-size="8pt" style:font-size-asian="8pt"/>
    </style:style>
    <style:style style:name="P31" style:parent-style-name="Standard" style:family="paragraph">
      <style:text-properties fo:font-size="8pt" style:font-size-asian="8pt"/>
    </style:style>
    <style:style style:name="TableColumn33" style:family="table-column">
      <style:table-column-properties style:column-width="0.0902in" style:use-optimal-column-width="false"/>
    </style:style>
    <style:style style:name="TableColumn34" style:family="table-column">
      <style:table-column-properties style:column-width="1.368in" style:use-optimal-column-width="false"/>
    </style:style>
    <style:style style:name="Table32" style:family="table">
      <style:table-properties style:width="1.4583in" fo:margin-left="1.0548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8" style:family="table-row">
      <style:table-row-properties style:min-row-height="1.6131in" style:use-optimal-row-height="false"/>
    </style:style>
    <style:style style:name="TableCell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" style:parent-style-name="Standard" style:family="paragraph">
      <style:text-properties fo:font-size="8pt" style:font-size-asian="8pt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" style:parent-style-name="Standard" style:family="paragraph">
      <style:text-properties fo:font-size="8pt" style:font-size-asian="8pt"/>
    </style:style>
    <style:style style:name="P43" style:parent-style-name="Standard" style:family="paragraph">
      <style:text-properties fo:font-size="8pt" style:font-size-asian="8pt"/>
    </style:style>
    <style:style style:name="P44" style:parent-style-name="Standard" style:family="paragraph">
      <style:text-properties fo:font-size="8pt" style:font-size-asian="8pt"/>
    </style:style>
    <style:style style:name="P45" style:parent-style-name="Standard" style:family="paragraph">
      <style:text-properties fo:font-size="8pt" style:font-size-asian="8pt"/>
    </style:style>
    <style:style style:name="P46" style:parent-style-name="Standard" style:family="paragraph">
      <style:paragraph-properties fo:text-indent="-0.252in"/>
      <style:text-properties fo:font-size="8pt" style:font-size-asian="8pt"/>
    </style:style>
    <style:style style:name="P47" style:parent-style-name="Standard" style:family="paragraph">
      <style:text-properties fo:font-size="8pt" style:font-size-asian="8pt"/>
    </style:style>
    <style:style style:name="P48" style:parent-style-name="Standard" style:family="paragraph">
      <style:text-properties fo:font-size="8pt" style:font-size-asian="8pt"/>
    </style:style>
    <style:style style:name="P49" style:parent-style-name="Standard" style:family="paragraph">
      <style:text-properties fo:font-size="8pt" style:font-size-asian="8pt"/>
    </style:style>
    <style:style style:name="P50" style:parent-style-name="Standard" style:family="paragraph">
      <style:text-properties fo:font-size="8pt" style:font-size-asian="8pt"/>
    </style:style>
    <style:style style:name="P51" style:parent-style-name="Standard" style:family="paragraph">
      <style:text-properties fo:font-size="8pt" style:font-size-asian="8pt"/>
    </style:style>
    <style:style style:name="P52" style:parent-style-name="Standard" style:family="paragraph">
      <style:text-properties fo:font-size="8pt" style:font-size-asian="8pt"/>
    </style:style>
    <style:style style:name="P53" style:parent-style-name="Standard" style:family="paragraph">
      <style:text-properties fo:font-size="8pt" style:font-size-asian="8pt"/>
    </style:style>
    <style:style style:name="P54" style:parent-style-name="Standard" style:family="paragraph">
      <style:text-properties fo:font-size="8pt" style:font-size-asian="8pt"/>
    </style:style>
    <style:style style:name="P55" style:parent-style-name="Standard" style:list-style-name="LFO2" style:family="paragraph"/>
    <style:style style:name="T56" style:parent-style-name="Fuentedepárrafopredeter." style:family="text">
      <style:text-properties fo:font-weight="bold" style:font-weight-asian="bold" style:font-weight-complex="bold"/>
    </style:style>
    <style:style style:name="P57" style:parent-style-name="Standard" style:list-style-name="LFO4" style:family="paragraph"/>
    <style:style style:name="P58" style:parent-style-name="Standard" style:list-style-name="LFO2" style:family="paragraph">
      <style:text-properties fo:font-weight="bold" style:font-weight-asian="bold" style:font-weight-complex="bold"/>
    </style:style>
    <style:style style:name="P59" style:parent-style-name="Standard" style:list-style-name="LFO5" style:family="paragraph"/>
    <style:style style:name="P60" style:parent-style-name="Standard" style:list-style-name="LFO5" style:family="paragraph"/>
    <style:style style:name="P61" style:parent-style-name="Standard" style:list-style-name="LFO2" style:family="paragraph"/>
    <style:style style:name="T62" style:parent-style-name="Fuentedepárrafopredeter." style:family="text">
      <style:text-properties fo:font-weight="bold" style:font-weight-asian="bold" style:font-weight-complex="bold"/>
    </style:style>
    <style:style style:name="P63" style:parent-style-name="Standard" style:list-style-name="LFO6" style:family="paragraph"/>
    <style:style style:name="P64" style:parent-style-name="Standard" style:list-style-name="LFO2" style:family="paragraph"/>
    <style:style style:name="T65" style:parent-style-name="Fuentedepárrafopredeter." style:family="text">
      <style:text-properties fo:font-weight="bold" style:font-weight-asian="bold" style:font-weight-complex="bold"/>
    </style:style>
    <style:style style:name="P66" style:parent-style-name="Standard" style:list-style-name="LFO7" style:family="paragraph"/>
    <style:style style:name="P67" style:parent-style-name="Standard" style:list-style-name="LFO7" style:family="paragraph"/>
    <style:style style:name="P68" style:parent-style-name="Standard" style:list-style-name="LFO7" style:family="paragraph"/>
    <style:style style:name="P69" style:parent-style-name="Standard" style:list-style-name="LFO7" style:family="paragraph"/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 style:font-weight-complex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P74" style:parent-style-name="Standard" style:family="paragraph">
      <style:text-properties fo:color="#2A6099"/>
    </style:style>
    <style:style style:name="P75" style:parent-style-name="Standard" style:family="paragraph">
      <style:text-properties fo:color="#2A6099" fo:font-size="10pt" style:font-size-asian="10pt" style:font-size-complex="10pt"/>
    </style:style>
    <style:style style:name="P76" style:parent-style-name="Standard" style:family="paragraph">
      <style:text-properties fo:color="#2A6099" fo:font-size="10pt" style:font-size-asian="10pt" style:font-size-complex="10pt" fo:background-color="#F0F0F0"/>
    </style:style>
    <style:style style:name="P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7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7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82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8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8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8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3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9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9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9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9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9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0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0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0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1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1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1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1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4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1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2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2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3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3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3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4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4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4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4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2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5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5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6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6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6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17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7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7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17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7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7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8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8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8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18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1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9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9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9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9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9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19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9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19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19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0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0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0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0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0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0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0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0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0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1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1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1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1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1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1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1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1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19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22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21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2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2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2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2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2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2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3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3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3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3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37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3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2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4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4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4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4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4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4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25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5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5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5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5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60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2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62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2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6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6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6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7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2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27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7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27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0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28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2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28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8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28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8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8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6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29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0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0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0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0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0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0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09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1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1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1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14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1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1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1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1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1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2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2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2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2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2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3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2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3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3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3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3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36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33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3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33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4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34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42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34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4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4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4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5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5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5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5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5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62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6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6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6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36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69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7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7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7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37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8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8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8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8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38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8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8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9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9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9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9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39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39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39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9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39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0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text-underline-type="single" style:text-underline-style="solid" style:text-underline-width="auto" style:text-underline-mode="continuous" style:language-asian="es" style:country-asian="ES" style:language-complex="ar" style:country-complex="SA" fo:hyphenate="true"/>
    </style:style>
    <style:style style:name="P40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0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0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0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0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0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0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0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0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1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41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1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1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1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1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1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1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1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2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2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2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2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2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2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2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2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3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34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3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3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3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3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4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4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42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4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4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4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4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4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4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4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50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5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5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5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6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6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6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7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7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7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7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7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7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7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7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7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7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8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8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8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8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8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48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8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8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8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9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49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9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4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9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49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49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49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49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49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0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0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0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0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0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0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0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0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09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1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1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5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51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1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1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1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18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1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2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52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2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7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2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29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31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53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33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3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3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3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3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3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3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4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54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4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4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4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4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5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5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5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5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56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5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58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5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6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6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64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6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6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6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68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56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7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57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7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7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7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75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7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77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57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7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8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8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8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8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85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58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8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8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8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P590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9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9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94" style:parent-style-name="Fuentedepárrafopredeter.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es" style:country-asian="ES" style:language-complex="ar" style:country-complex="SA"/>
    </style:style>
    <style:style style:name="T59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596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59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59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59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00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0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0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0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04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05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06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607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0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60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1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1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1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1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1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1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1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19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21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22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23" style:parent-style-name="Fuentedepárrafopredeter.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es" style:country-asian="ES" style:language-complex="ar" style:country-complex="SA"/>
    </style:style>
    <style:style style:name="T62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25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2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27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28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29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0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31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2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3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34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6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636" style:parent-style-name="Normal" style:family="paragraph">
      <style:paragraph-properties style:vertical-align="auto" fo:margin-bottom="0.1666in" style:line-height-at-least="0.1979in" fo:background-color="#1E1E1E"/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 fo:hyphenate="true"/>
    </style:style>
    <style:style style:name="P6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38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39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40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41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42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643" style:parent-style-name="Fuentedepárrafopredeter.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es" style:country-asian="ES" style:language-complex="ar" style:country-complex="SA"/>
    </style:style>
    <style:style style:name="T644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T645" style:parent-style-name="Fuentedepárrafopredeter.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es" style:country-asian="ES" style:language-complex="ar" style:country-complex="SA"/>
    </style:style>
    <style:style style:name="T646" style:parent-style-name="Fuentedepárrafopredeter." style:family="text">
      <style:text-properties style:font-name="Consolas" style:font-name-asian="Times New Roman" style:font-name-complex="Times New Roman" fo:color="#D4D4D4" style:letter-kerning="false" fo:font-size="10.5pt" style:font-size-asian="10.5pt" style:font-size-complex="10.5pt" style:language-asian="es" style:country-asian="ES" style:language-complex="ar" style:country-complex="SA"/>
    </style:style>
    <style:style style:name="P647" style:parent-style-name="Standard" style:family="paragraph">
      <style:text-properties fo:color="#2A6099" fo:font-size="10pt" style:font-size-asian="10pt" style:font-size-complex="10pt"/>
    </style:style>
  </office:automatic-styles>
  <office:body>
    <office:text text:use-soft-page-breaks="true">
      <text:p text:style-name="P1">Realiza el juego del Ahorcado bajo los siguientes requerimientos (reglas del juego)</text:p>
      <text:p text:style-name="Standard"/>
      <text:list text:style-name="LFO1" text:continue-numbering="true">
        <text:list-item>
          <text:list>
            <text:list-item>
              <text:p text:style-name="P2">La palabra se muestra inicialmente con la primera letra visible y el resto con _ (p.e. <text:s/>R _ _<text:s/>_ _ si nuestra palabra fuera RATON). Según se vayan acertando se irán mostrando (p.e. R _ T _ N). Como máximo la palabra puede ser de 40</text:p>
            </text:list-item>
            <text:list-item>
              <text:p text:style-name="P3">Cada jugador en su turno indicará una letra</text:p>
              <text:list text:continue-numbering="true">
                <text:list-item>
                  <text:p text:style-name="P4">Si el jugador falla, se le marcará un fallo y correrá turno</text:p>
                </text:list-item>
                <text:list-item>
                  <text:p text:style-name="P5">Si el jugador acierta, podrá indicar otra letra y se le restará un fallo (puede ponerse en negativo)</text:p>
                </text:list-item>
              </text:list>
            </text:list-item>
            <text:list-item>
              <text:p text:style-name="P6">El jugador con menos fallos gana la partida</text:p>
            </text:list-item>
          </text:list>
        </text:list-item>
      </text:list>
      <text:p text:style-name="Standard"/>
      <text:p text:style-name="Standard">Se<text:s/>realizarán <text:s/>todas las sentencias DML (select, Insert,….) <text:s/>mediante los siguientes procedimientos almacenados con los parámetros que estimes necesarios</text:p>
      <text:p text:style-name="Standard"/>
      <text:list text:style-name="LFO2" text:continue-numbering="true">
        <text:list-item>
          <text:list>
            <text:list-item>
              <text:p text:style-name="P7">sp_consultarPartida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8">La partida podrá ser consultada en cualquier momento para que indique</text:p>
                  <text:list text:continue-numbering="true">
                    <text:list-item>
                      <text:p text:style-name="P9">la palabra con las letras acertadas (por ejemplo R _ T _ N ),</text:p>
                    </text:list-item>
                    <text:list-item>
                      <text:p text:style-name="P10">las letras incorrectas (por ejemplo XZKLI),</text:p>
                    </text:list-item>
                    <text:list-item>
                      <text:p text:style-name="P11">quién tiene el turno (si<text:s/>el jugador está eliminado no puede tener el turno)</text:p>
                    </text:list-item>
                    <text:list-item>
                      <text:p text:style-name="P12">y los jugadores indicando si están eliminados</text:p>
                    </text:list-item>
                  </text:list>
                </text:list-item>
              </text:list>
            </text:list-item>
          </text:list>
        </text:list-item>
      </text:list>
      <text:p text:style-name="Standard">(A los 3 fallos se eliminará al jugador)</text:p>
      <text:p text:style-name="Standard"/>
      <text:p text:style-name="Standard">Tras la llamada a todos los procedimientos de alta, el formato que<text:s/>debe presentarse será parecido a lo siguiente</text:p>
      <text:p text:style-name="Standard"><text:tab/><text:tab/></text:p>
      <table:table table:style-name="Table13">
        <table:table-columns>
          <table:table-column table:style-name="TableColumn14"/>
        </table:table-columns>
        <table:table-row table:style-name="TableRow15">
          <table:table-cell table:style-name="TableCell16">
            <text:p text:style-name="TableContents">Inicialmente</text:p>
          </table:table-cell>
        </table:table-row>
        <table:table-row table:style-name="TableRow17">
          <table:table-cell table:style-name="TableCell18">
            <text:p text:style-name="P19">Palabra</text:p>
            <text:p text:style-name="P20">R _ <text:s/>_ <text:s/>_ <text:s/>_</text:p>
            <text:p text:style-name="P21"/>
            <text:p text:style-name="P22">Fallos <text:s/></text:p>
            <text:p text:style-name="P23">No existen</text:p>
            <text:p text:style-name="P24"/>
            <text:p text:style-name="P25">Turno</text:p>
            <text:p text:style-name="P26"><text:s/>1 – Ramón</text:p>
            <text:p text:style-name="P27"/>
            <text:p text:style-name="P28">Jugadores</text:p>
            <text:p text:style-name="P29">1 - Ramón</text:p>
            <text:p text:style-name="P30">2 - Pepe</text:p>
            <text:p text:style-name="P31">3 - Juan</text:p>
          </table:table-cell>
        </table:table-row>
      </table:table>
      <text:p text:style-name="Standard"><text:tab/><text:tab/></text:p>
      <text:p text:style-name="Standard"><text:tab/><text:tab/>A lo largo de la partida debe ir cambiando como por ejemplo</text:p>
      <text:p text:style-name="Standard"/>
      <text:p text:style-name="Standard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Contents"/>
          </table:table-cell>
          <table:table-cell table:style-name="TableCell37">
            <text:p text:style-name="TableContents">Durante la partida</text:p>
          </table:table-cell>
        </table:table-row>
        <table:table-row table:style-name="TableRow38">
          <table:table-cell table:style-name="TableCell39">
            <text:p text:style-name="P40"/>
          </table:table-cell>
          <table:table-cell table:style-name="TableCell41">
            <text:p text:style-name="P42">Palabra</text:p>
            <text:p text:style-name="P43">R _ T _ N</text:p>
            <text:p text:style-name="P44"/>
            <text:p text:style-name="P45">Fallos <text:s/></text:p>
            <text:p text:style-name="P46">XZKLI</text:p>
            <text:p text:style-name="P47"/>
            <text:p text:style-name="P48">Turno</text:p>
            <text:p text:style-name="P49"><text:s/>3<text:s/>– Juan</text:p>
            <text:p text:style-name="P50"/>
            <text:p text:style-name="P51">Jugadores</text:p>
            <text:p text:style-name="P52">1 - Ramón</text:p>
            <text:p text:style-name="P53">2 – Pepe - Eliminado</text:p>
            <text:p text:style-name="P54">3 - Juan</text:p>
          </table:table-cell>
        </table:table-row>
      </table:table>
      <text:p text:style-name="Standard"><text:tab/><text:tab/></text:p>
      <text:p text:style-name="Standard"/>
      <text:list text:style-name="LFO2" text:continue-numbering="true">
        <text:list-item>
          <text:list>
            <text:list-item>
              <text:p text:style-name="P55"><text:span text:style-name="T56">sp_altaPartida</text:span></text:p>
            </text:list-item>
          </text:list>
        </text:list-item>
      </text:list>
      <text:list text:style-name="LFO4" text:continue-numbering="true">
        <text:list-item>
          <text:list>
            <text:list-item>
              <text:list>
                <text:list-item>
                  <text:p text:style-name="P57">La partida se debe guardar en la base de datos para poderla continuar en cualquier momento (sólo habrá una) junto con la palabra, los aciertos y los fallos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list>
            <text:list-item>
              <text:p text:style-name="P58">sp_altaJugadores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59">Dará de alta a todos los jugadores que quieran jugar la partida a través de un<text:s/>nombre o apodo</text:p>
                </text:list-item>
                <text:list-item>
                  <text:p text:style-name="P60">El turno se debe calcular según el orden que se inserta e iniciar en 1 en cada nueva partida (ojo pues esto no lo cumple AUTO-INCREMENT)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list>
            <text:list-item>
              <text:p text:style-name="P61"><text:span text:style-name="T62">sp_resetearPartida</text:span>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63">La partida se podrá resetear para volver a introducir los datos para una nueva partida</text:p>
                </text:list-item>
              </text:list>
            </text:list-item>
          </text:list>
        </text:list-item>
      </text:list>
      <text:p text:style-name="Standard"/>
      <text:list text:style-name="LFO2" text:continue-numbering="true">
        <text:list-item>
          <text:list>
            <text:list-item>
              <text:p text:style-name="P64"><text:span text:style-name="T65">sp_darLetra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list>
                <text:list-item>
                  <text:p text:style-name="P66">Indicará si la letra existe y devolverá todos los aciertos (p.e. si es la T devuelve R _ T _ N)</text:p>
                </text:list-item>
                <text:list-item>
                  <text:p text:style-name="P67">Guarda letras falladas</text:p>
                </text:list-item>
                <text:list-item>
                  <text:p text:style-name="P68">Aumenta un fallo si no ha acertado la letra el jugador o disminuye si acierta</text:p>
                </text:list-item>
                <text:list-item>
                  <text:p text:style-name="P69">Cambiar turno si ha fallado el jugador</text:p>
                </text:list-item>
              </text:list>
            </text:list-item>
          </text:list>
        </text:list-item>
      </text:list>
      <text:p text:style-name="Standard"/>
      <text:p text:style-name="Standard">Entrega las sentencias en los apartados siguientes:</text:p>
      <text:p text:style-name="Standard"/>
      <text:p text:style-name="Standard">1 - Las de creación de la base de datos y las tablas</text:p>
      <text:p text:style-name="Standard"/>
      <text:p text:style-name="Standard">2 - Las de cada procedimiento o función</text:p>
      <text:p text:style-name="Standard"/>
      <text:p text:style-name="Standard">3 – Sentencias con la llamada de ejemplo de una partida (después de este punto). Empieza con el reseteo, realiza 3 turnos y consulta el estado de la partida</text:p>
      <text:p text:style-name="Standard"/>
      <text:p text:style-name="P70"/>
      <text:p text:style-name="P71">Se puntuará en el tiempo del examen (1,5 horas). Para puntuar un ejercicio el anterior debe estar terminado. Se puntuará a través del resultado que arroje el procedimiento sp_consultarPartida</text:p>
      <text:p text:style-name="Standard"/>
      <text:p text:style-name="Standard">Creación<text:s/>de tablas y hasta ejercicio 2 <text:s/><text:tab/>==&gt; 5 ptos</text:p>
      <text:p text:style-name="Standard">Hasta ejercicio 4<text:s/><text:tab/><text:tab/><text:tab/><text:tab/>==&gt; +1,5 ptos</text:p>
      <text:p text:style-name="Standard">Hasta ejercicio 5 pto 1<text:s/><text:tab/><text:tab/><text:tab/>==&gt; +1,5 ptos</text:p>
      <text:p text:style-name="Standard">Hasta ejercicio 5 pto 2,3<text:s/><text:tab/><text:tab/><text:tab/>==&gt; +1 ptos</text:p>
      <text:p text:style-name="Standard">Hasta ejercicio 5 pto 4<text:s/><text:tab/><text:tab/><text:tab/>==&gt; +1 ptos</text:p>
      <text:p text:style-name="Standard"/>
      <text:p text:style-name="Standard"><text:span text:style-name="T72">Terminar ejercicio en casa hasta Ejercicio 5 pto 2</text:span><text:span text:style-name="T73"><text:s/></text:span><text:s/>==&gt; 5 <text:s/>ptos</text:p>
      <text:p text:style-name="P74"/>
      <text:p text:style-name="P75"/>
      <text:p text:style-name="P76"/>
      <text:p text:style-name="P77"><text:span text:style-name="T78">create</text:span><text:span text:style-name="T79"><text:s/></text:span><text:span text:style-name="T80">database</text:span><text:span text:style-name="T81"><text:s/></text:span><text:span text:style-name="T82">PracticaEvaluable1</text:span><text:span text:style-name="T83">;</text:span></text:p>
      <text:p text:style-name="P84"><text:span text:style-name="T85">use</text:span><text:span text:style-name="T86"><text:s/>PracticaEvaluable1;</text:span></text:p>
      <text:p text:style-name="P87"/>
      <text:p text:style-name="P88"><text:span text:style-name="T89">create</text:span><text:span text:style-name="T90"><text:s/></text:span><text:span text:style-name="T91">table</text:span><text:span text:style-name="T92"><text:s/></text:span><text:span text:style-name="T93">jugador</text:span><text:span text:style-name="T94">(</text:span></text:p>
      <text:p text:style-name="P95"><text:span text:style-name="T96">    turno<text:s/></text:span><text:span text:style-name="T97">int</text:span><text:span text:style-name="T98">,</text:span></text:p>
      <text:p text:style-name="P99"><text:span text:style-name="T100">    nombre<text:s/></text:span><text:span text:style-name="T101">varchar</text:span><text:span text:style-name="T102">(</text:span><text:span text:style-name="T103">20</text:span><text:span text:style-name="T104">),</text:span></text:p>
      <text:p text:style-name="P105"><text:span text:style-name="T106">    fallos<text:s/></text:span><text:span text:style-name="T107">int</text:span><text:span text:style-name="T108"><text:s/></text:span><text:span text:style-name="T109">default</text:span><text:span text:style-name="T110"><text:s/></text:span><text:span text:style-name="T111">0</text:span><text:span text:style-name="T112">,</text:span></text:p>
      <text:p text:style-name="P113"><text:span text:style-name="T114">   <text:s/></text:span><text:span text:style-name="T115">primary key</text:span><text:span text:style-name="T116">(turno)</text:span></text:p>
      <text:p text:style-name="P117">);</text:p>
      <text:p text:style-name="P118"/>
      <text:p text:style-name="P119"><text:span text:style-name="T120">create</text:span><text:span text:style-name="T121"><text:s/></text:span><text:span text:style-name="T122">table</text:span><text:span text:style-name="T123"><text:s/></text:span><text:span text:style-name="T124">partida</text:span><text:span text:style-name="T125">(</text:span></text:p>
      <text:p text:style-name="P126"><text:span text:style-name="T127">    num_partida<text:s/></text:span><text:span text:style-name="T128">int</text:span><text:span text:style-name="T129">,</text:span></text:p>
      <text:p text:style-name="P130"><text:span text:style-name="T131">    palabra<text:s/></text:span><text:span text:style-name="T132">varchar</text:span><text:span text:style-name="T133">(</text:span><text:span text:style-name="T134">40</text:span><text:span text:style-name="T135">),</text:span></text:p>
      <text:p text:style-name="P136"><text:span text:style-name="T137">    palabraOculta<text:s/></text:span><text:span text:style-name="T138">varchar</text:span><text:span text:style-name="T139">(</text:span><text:span text:style-name="T140">20</text:span><text:span text:style-name="T141">),</text:span></text:p>
      <text:p text:style-name="P142"><text:span text:style-name="T143">    letrasFalladas<text:s/></text:span><text:span text:style-name="T144">varchar</text:span><text:span text:style-name="T145">(</text:span><text:span text:style-name="T146">20</text:span><text:span text:style-name="T147">),</text:span></text:p>
      <text:p text:style-name="P148"><text:span text:style-name="T149">    letrasAcertadas<text:s/></text:span><text:span text:style-name="T150">varchar</text:span><text:span text:style-name="T151">(</text:span><text:span text:style-name="T152">20</text:span><text:span text:style-name="T153">),</text:span></text:p>
      <text:p text:style-name="P154"><text:span text:style-name="T155">    turno<text:s/></text:span><text:span text:style-name="T156">int</text:span><text:span text:style-name="T157">,</text:span></text:p>
      <text:p text:style-name="P158"><text:span text:style-name="T159">   <text:s/></text:span><text:span text:style-name="T160">primary key</text:span><text:span text:style-name="T161">(num_partida),</text:span></text:p>
      <text:p text:style-name="P162"><text:span text:style-name="T163">   <text:s/></text:span><text:span text:style-name="T164">foreign key</text:span><text:span text:style-name="T165">(turno)<text:s/></text:span><text:span text:style-name="T166">references</text:span><text:span text:style-name="T167"><text:s/>jugador(turno)</text:span></text:p>
      <text:p text:style-name="P168">);</text:p>
      <text:p text:style-name="P169">delimiter //</text:p>
      <text:p text:style-name="P170"><text:span text:style-name="T171">create</text:span><text:span text:style-name="T172"><text:s/></text:span><text:span text:style-name="T173">procedure</text:span><text:span text:style-name="T174"><text:s/>sp_consultarPartida()</text:span></text:p>
      <text:p text:style-name="P175"><text:span text:style-name="T176">begin</text:span></text:p>
      <text:p text:style-name="P177"><text:span text:style-name="T178">select</text:span><text:span text:style-name="T179"><text:s/>palabra<text:s/></text:span><text:span text:style-name="T180">as</text:span><text:span text:style-name="T181"><text:s/></text:span><text:span text:style-name="T182">'Palabra'</text:span><text:span text:style-name="T183"><text:s/></text:span><text:span text:style-name="T184">from</text:span><text:span text:style-name="T185"><text:s/>partida<text:s/></text:span><text:span text:style-name="T186">where</text:span><text:span text:style-name="T187"><text:s/>num_partida=</text:span><text:span text:style-name="T188">1</text:span><text:span text:style-name="T189">;</text:span></text:p>
      <text:p text:style-name="P190"><text:span text:style-name="T191">select</text:span><text:span text:style-name="T192"><text:s/>letrasFalladas<text:s/></text:span><text:span text:style-name="T193">as</text:span><text:span text:style-name="T194"><text:s/></text:span><text:span text:style-name="T195">'Palabras falladas'</text:span><text:span text:style-name="T196"><text:s/></text:span><text:span text:style-name="T197">from</text:span><text:span text:style-name="T198"><text:s/>partida<text:s/></text:span><text:span text:style-name="T199">where</text:span><text:span text:style-name="T200"><text:s/>num_partida=</text:span><text:span text:style-name="T201">1</text:span><text:span text:style-name="T202">;</text:span></text:p>
      <text:p text:style-name="P203"><text:span text:style-name="T204">select</text:span><text:span text:style-name="T205"><text:s/>turno<text:s/></text:span><text:span text:style-name="T206">as</text:span><text:span text:style-name="T207"><text:s/></text:span><text:span text:style-name="T208">'Turno'</text:span><text:span text:style-name="T209"><text:s/></text:span><text:span text:style-name="T210">from</text:span><text:span text:style-name="T211"><text:s/>partida<text:s/></text:span><text:span text:style-name="T212">where</text:span><text:span text:style-name="T213"><text:s/>num_partida=</text:span><text:span text:style-name="T214">1</text:span><text:span text:style-name="T215">;</text:span></text:p>
      <text:p text:style-name="P216"><text:span text:style-name="T217">select</text:span><text:span text:style-name="T218"><text:s/></text:span><text:span text:style-name="T219">concat</text:span><text:span text:style-name="T220">(nombre,</text:span><text:span text:style-name="T221">'-'</text:span><text:span text:style-name="T222">,fallos)<text:s/></text:span><text:span text:style-name="T223">as</text:span><text:span text:style-name="T224"><text:s/></text:span><text:span text:style-name="T225">'Jugadores(numero de fallos)'</text:span><text:span text:style-name="T226"><text:s/></text:span><text:span text:style-name="T227">from</text:span><text:span text:style-name="T228"><text:s/>jugador;</text:span></text:p>
      <text:p text:style-name="P229"><text:span text:style-name="T230">end</text:span><text:span text:style-name="T231">//</text:span></text:p>
      <text:p text:style-name="P232"/>
      <text:p text:style-name="P233">delimiter ;</text:p>
      <text:p text:style-name="P234"><text:span text:style-name="T235">call</text:span><text:span text:style-name="T236"><text:s/>sp_consultarPartida();</text:span></text:p>
      <text:p text:style-name="P237"/>
      <text:p text:style-name="P238">delimiter //</text:p>
      <text:p text:style-name="P239"><text:span text:style-name="T240">create</text:span><text:span text:style-name="T241"><text:s/></text:span><text:span text:style-name="T242">procedure</text:span><text:span text:style-name="T243"><text:s/>sp_altaPartida(pal<text:s/></text:span><text:span text:style-name="T244">varchar</text:span><text:span text:style-name="T245">(</text:span><text:span text:style-name="T246">40</text:span><text:span text:style-name="T247">))</text:span></text:p>
      <text:p text:style-name="P248"><text:span text:style-name="T249">begin</text:span></text:p>
      <text:p text:style-name="P250"><text:span text:style-name="T251">   <text:s/></text:span><text:span text:style-name="T252">declare</text:span><text:span text:style-name="T253"><text:s/>max_cod<text:s/></text:span><text:span text:style-name="T254">int</text:span><text:span text:style-name="T255">;</text:span></text:p>
      <text:p text:style-name="P256"><text:span text:style-name="T257">   <text:s/></text:span><text:span text:style-name="T258">select</text:span><text:span text:style-name="T259"><text:s/></text:span><text:span text:style-name="T260">COALESCE</text:span><text:span text:style-name="T261">(</text:span><text:span text:style-name="T262">max</text:span><text:span text:style-name="T263">(num_partida)+</text:span><text:span text:style-name="T264">1</text:span><text:span text:style-name="T265">,<text:s/></text:span><text:span text:style-name="T266">1</text:span><text:span text:style-name="T267">)<text:s/></text:span><text:span text:style-name="T268">into</text:span><text:span text:style-name="T269"><text:s/>max_cod<text:s/></text:span><text:span text:style-name="T270">from</text:span><text:span text:style-name="T271"><text:s/>partida;</text:span></text:p>
      <text:p text:style-name="P272"><text:span text:style-name="T273">   <text:s/></text:span><text:span text:style-name="T274">insert into</text:span><text:span text:style-name="T275"><text:s/>partida(num_partida, palabra, palabraOculta, letrasFalladas, letrasAcertadas, turno)</text:span></text:p>
      <text:p text:style-name="P276"><text:span text:style-name="T277">   <text:s/></text:span><text:span text:style-name="T278">values</text:span><text:span text:style-name="T279">(max_cod, pal,<text:s/></text:span><text:span text:style-name="T280">concat</text:span><text:span text:style-name="T281">(</text:span><text:span text:style-name="T282">substring</text:span><text:span text:style-name="T283">(pal,<text:s/></text:span><text:span text:style-name="T284">1</text:span><text:span text:style-name="T285">,<text:s/></text:span><text:span text:style-name="T286">1</text:span><text:span text:style-name="T287">),</text:span><text:span text:style-name="T288">'-'</text:span><text:span text:style-name="T289">,</text:span><text:span text:style-name="T290">'-'</text:span><text:span text:style-name="T291">,</text:span><text:span text:style-name="T292">'-'</text:span><text:span text:style-name="T293">,</text:span><text:span text:style-name="T294">'-'</text:span><text:span text:style-name="T295">,</text:span><text:span text:style-name="T296">'-'</text:span><text:span text:style-name="T297">,</text:span><text:span text:style-name="T298">'-'</text:span><text:span text:style-name="T299">),<text:s/></text:span><text:span text:style-name="T300">''</text:span><text:span text:style-name="T301">,<text:s/></text:span><text:span text:style-name="T302">''</text:span><text:span text:style-name="T303">,<text:s/></text:span><text:span text:style-name="T304">null</text:span><text:span text:style-name="T305">);</text:span></text:p>
      <text:p text:style-name="P306"><text:span text:style-name="T307">end</text:span><text:span text:style-name="T308">//</text:span></text:p>
      <text:p text:style-name="P309"/>
      <text:p text:style-name="P310">delimiter ;</text:p>
      <text:p text:style-name="P311"><text:span text:style-name="T312">call</text:span><text:span text:style-name="T313"><text:s/>sp_altaPartida(</text:span><text:span text:style-name="T314">'estuche'</text:span><text:span text:style-name="T315">);</text:span></text:p>
      <text:p text:style-name="P316">delimiter //</text:p>
      <text:p text:style-name="P317"><text:span text:style-name="T318">create</text:span><text:span text:style-name="T319"><text:s/></text:span><text:span text:style-name="T320">procedure</text:span><text:span text:style-name="T321"><text:s/>sp_altaJugador(nom<text:s/></text:span><text:span text:style-name="T322">varchar</text:span><text:span text:style-name="T323">(</text:span><text:span text:style-name="T324">20</text:span><text:span text:style-name="T325">))</text:span></text:p>
      <text:p text:style-name="P326"><text:span text:style-name="T327">begin</text:span></text:p>
      <text:p text:style-name="P328"><text:span text:style-name="T329">declare</text:span><text:span text:style-name="T330"><text:s/>max_tur<text:s/></text:span><text:span text:style-name="T331">int</text:span><text:span text:style-name="T332">;</text:span></text:p>
      <text:p text:style-name="P333"><text:span text:style-name="T334">select</text:span><text:span text:style-name="T335"><text:s/></text:span><text:span text:style-name="T336">COALESCE</text:span><text:span text:style-name="T337">(</text:span><text:span text:style-name="T338">max</text:span><text:span text:style-name="T339">(turno)+</text:span><text:span text:style-name="T340">1</text:span><text:span text:style-name="T341">,</text:span><text:span text:style-name="T342">1</text:span><text:span text:style-name="T343">)<text:s/></text:span><text:span text:style-name="T344">into</text:span><text:span text:style-name="T345"><text:s/>max_tur<text:s/></text:span><text:span text:style-name="T346">from</text:span><text:span text:style-name="T347"><text:s/>jugador;</text:span></text:p>
      <text:p text:style-name="P348"><text:span text:style-name="T349">insert into</text:span><text:span text:style-name="T350"><text:s/>jugador(nombre,turno)</text:span></text:p>
      <text:p text:style-name="P351"><text:span text:style-name="T352">values</text:span><text:span text:style-name="T353"><text:s/>(nom,max_tur);</text:span></text:p>
      <text:p text:style-name="P354"><text:span text:style-name="T355">end</text:span><text:span text:style-name="T356">//</text:span></text:p>
      <text:p text:style-name="P357"/>
      <text:p text:style-name="P358">delimiter ;</text:p>
      <text:p text:style-name="P359"><text:span text:style-name="T360">call</text:span><text:span text:style-name="T361"><text:s/>sp_altaJugador(</text:span><text:span text:style-name="T362">'Pablo'</text:span><text:span text:style-name="T363">);</text:span></text:p>
      <text:p text:style-name="P364"><text:span text:style-name="T365">call</text:span><text:span text:style-name="T366"><text:s/>sp_altaJugador(</text:span><text:span text:style-name="T367">'Manuel'</text:span><text:span text:style-name="T368">);</text:span></text:p>
      <text:p text:style-name="P369"/>
      <text:p text:style-name="P370">delimiter //</text:p>
      <text:p text:style-name="P371"><text:span text:style-name="T372">create</text:span><text:span text:style-name="T373"><text:s/></text:span><text:span text:style-name="T374">procedure</text:span><text:span text:style-name="T375"><text:s/>sp_resetearPartida()</text:span></text:p>
      <text:p text:style-name="P376"><text:span text:style-name="T377">begin</text:span></text:p>
      <text:p text:style-name="P378"><text:span text:style-name="T379">delete</text:span><text:span text:style-name="T380"><text:s/></text:span><text:span text:style-name="T381">from</text:span><text:span text:style-name="T382"><text:s/>Partida;</text:span></text:p>
      <text:p text:style-name="P383"><text:span text:style-name="T384">delete</text:span><text:span text:style-name="T385"><text:s/></text:span><text:span text:style-name="T386">from</text:span><text:span text:style-name="T387"><text:s/>Jugador;</text:span></text:p>
      <text:p text:style-name="P388"><text:span text:style-name="T389">end</text:span><text:span text:style-name="T390">//</text:span></text:p>
      <text:p text:style-name="P391"/>
      <text:p text:style-name="P392">delimiter;</text:p>
      <text:p text:style-name="P393"><text:span text:style-name="T394">call</text:span><text:span text:style-name="T395"><text:s/>sp_resetearPartida();</text:span></text:p>
      <text:p text:style-name="P396">delimiter //</text:p>
      <text:p text:style-name="P397"/>
      <text:p text:style-name="P398"/>
      <text:p text:style-name="P399"/>
      <text:p text:style-name="P400"/>
      <text:p text:style-name="P401"><text:span text:style-name="T402">create</text:span><text:span text:style-name="T403"><text:s/></text:span><text:span text:style-name="T404">procedure</text:span><text:span text:style-name="T405"><text:s/>sp_darLetra(letra<text:s/></text:span><text:span text:style-name="T406">varchar</text:span><text:span text:style-name="T407">(</text:span><text:span text:style-name="T408">1</text:span><text:span text:style-name="T409">))</text:span></text:p>
      <text:p text:style-name="P410"><text:span text:style-name="T411">begin</text:span></text:p>
      <text:p text:style-name="P412"><text:span text:style-name="T413">   <text:s/></text:span><text:span text:style-name="T414">declare</text:span><text:span text:style-name="T415"><text:s/>palabra_actual<text:s/></text:span><text:span text:style-name="T416">varchar</text:span><text:span text:style-name="T417">(</text:span><text:span text:style-name="T418">40</text:span><text:span text:style-name="T419">);</text:span></text:p>
      <text:p text:style-name="P420"><text:span text:style-name="T421">   <text:s/></text:span><text:span text:style-name="T422">declare</text:span><text:span text:style-name="T423"><text:s/>palabra_oculta<text:s/></text:span><text:span text:style-name="T424">varchar</text:span><text:span text:style-name="T425">(</text:span><text:span text:style-name="T426">20</text:span><text:span text:style-name="T427">);</text:span></text:p>
      <text:p text:style-name="P428"><text:span text:style-name="T429">   <text:s/></text:span><text:span text:style-name="T430">declare</text:span><text:span text:style-name="T431"><text:s/>letras_falladas<text:s/></text:span><text:span text:style-name="T432">varchar</text:span><text:span text:style-name="T433">(</text:span><text:span text:style-name="T434">20</text:span><text:span text:style-name="T435">);</text:span></text:p>
      <text:p text:style-name="P436"><text:span text:style-name="T437">   <text:s/></text:span><text:span text:style-name="T438">declare</text:span><text:span text:style-name="T439"><text:s/>letras_acertadas<text:s/></text:span><text:span text:style-name="T440">varchar</text:span><text:span text:style-name="T441">(</text:span><text:span text:style-name="T442">20</text:span><text:span text:style-name="T443">);</text:span></text:p>
      <text:p text:style-name="P444"><text:span text:style-name="T445">   <text:s/></text:span><text:span text:style-name="T446">declare</text:span><text:span text:style-name="T447"><text:s/>letras_ocultas<text:s/></text:span><text:span text:style-name="T448">varchar</text:span><text:span text:style-name="T449">(</text:span><text:span text:style-name="T450">20</text:span><text:span text:style-name="T451">);</text:span></text:p>
      <text:p text:style-name="P452"><text:span text:style-name="T453">   <text:s/></text:span><text:span text:style-name="T454">declare</text:span><text:span text:style-name="T455"><text:s/>i<text:s/></text:span><text:span text:style-name="T456">int</text:span><text:span text:style-name="T457">;</text:span></text:p>
      <text:p text:style-name="P458">   <text:s/></text:p>
      <text:p text:style-name="P459">   <text:s/></text:p>
      <text:p text:style-name="P460"><text:span text:style-name="T461">   <text:s/></text:span><text:span text:style-name="T462">select</text:span><text:span text:style-name="T463"><text:s/>palabra, palabraOculta, letrasFalladas, letrasAcertadas</text:span></text:p>
      <text:p text:style-name="P464"><text:span text:style-name="T465">   <text:s/></text:span><text:span text:style-name="T466">into</text:span><text:span text:style-name="T467"><text:s/>palabra_actual, palabra_oculta, letras_falladas, letras_acertadas</text:span></text:p>
      <text:p text:style-name="P468"><text:span text:style-name="T469">   <text:s/></text:span><text:span text:style-name="T470">from</text:span><text:span text:style-name="T471"><text:s/>partida</text:span></text:p>
      <text:p text:style-name="P472"><text:span text:style-name="T473">   <text:s/></text:span><text:span text:style-name="T474">where</text:span><text:span text:style-name="T475"><text:s/>num_partida =<text:s/></text:span><text:span text:style-name="T476">1</text:span><text:span text:style-name="T477">;</text:span></text:p>
      <text:p text:style-name="P478">   <text:s/></text:p>
      <text:p text:style-name="P479"><text:span text:style-name="T480">   <text:s/></text:span><text:span text:style-name="T481">if</text:span><text:span text:style-name="T482"><text:s/>instr(palabra_actual, letra) &gt;<text:s/></text:span><text:span text:style-name="T483">0</text:span><text:span text:style-name="T484"><text:s/></text:span><text:span text:style-name="T485">then</text:span></text:p>
      <text:p text:style-name="P486"><text:span text:style-name="T487">       <text:s/></text:span><text:span text:style-name="T488">set</text:span><text:span text:style-name="T489"><text:s/>letras_ocultas =<text:s/></text:span><text:span text:style-name="T490">''</text:span><text:span text:style-name="T491">;</text:span></text:p>
      <text:p text:style-name="P492"><text:span text:style-name="T493">       <text:s/></text:span><text:span text:style-name="T494">set</text:span><text:span text:style-name="T495"><text:s/>i =<text:s/></text:span><text:span text:style-name="T496">1</text:span><text:span text:style-name="T497">;</text:span></text:p>
      <text:p text:style-name="P498">       <text:s/></text:p>
      <text:p text:style-name="P499"><text:span text:style-name="T500">       <text:s/></text:span><text:span text:style-name="T501">while</text:span><text:span text:style-name="T502"><text:s/>i &lt;=<text:s/></text:span><text:span text:style-name="T503">length</text:span><text:span text:style-name="T504">(palabra_actual) do</text:span></text:p>
      <text:p text:style-name="P505"><text:span text:style-name="T506">           <text:s/></text:span><text:span text:style-name="T507">if</text:span><text:span text:style-name="T508"><text:s/></text:span><text:span text:style-name="T509">substring</text:span><text:span text:style-name="T510">(palabra_actual, i,<text:s/></text:span><text:span text:style-name="T511">1</text:span><text:span text:style-name="T512">) = letra<text:s/></text:span><text:span text:style-name="T513">then</text:span></text:p>
      <text:p text:style-name="P514"><text:span text:style-name="T515">               <text:s/></text:span><text:span text:style-name="T516">set</text:span><text:span text:style-name="T517"><text:s/>letras_ocultas =<text:s/></text:span><text:span text:style-name="T518">concat</text:span><text:span text:style-name="T519">(letras_ocultas, letra);</text:span></text:p>
      <text:p text:style-name="P520"><text:span text:style-name="T521">           <text:s/></text:span><text:span text:style-name="T522">else</text:span></text:p>
      <text:p text:style-name="P523"><text:span text:style-name="T524">               <text:s/></text:span><text:span text:style-name="T525">set</text:span><text:span text:style-name="T526"><text:s/>letras_ocultas =<text:s/></text:span><text:span text:style-name="T527">concat</text:span><text:span text:style-name="T528">(letras_ocultas,<text:s/></text:span><text:span text:style-name="T529">substring</text:span><text:span text:style-name="T530">(palabra_oculta, i,<text:s/></text:span><text:span text:style-name="T531">1</text:span><text:span text:style-name="T532">));</text:span></text:p>
      <text:p text:style-name="P533"><text:span text:style-name="T534">           <text:s/></text:span><text:span text:style-name="T535">end</text:span><text:span text:style-name="T536"><text:s/></text:span><text:span text:style-name="T537">if</text:span><text:span text:style-name="T538">;</text:span></text:p>
      <text:p text:style-name="P539"><text:span text:style-name="T540">           <text:s/></text:span><text:span text:style-name="T541">set</text:span><text:span text:style-name="T542"><text:s/>i = i +<text:s/></text:span><text:span text:style-name="T543">1</text:span><text:span text:style-name="T544">;</text:span></text:p>
      <text:p text:style-name="P545"><text:span text:style-name="T546">       <text:s/></text:span><text:span text:style-name="T547">end</text:span><text:span text:style-name="T548"><text:s/></text:span><text:span text:style-name="T549">while</text:span><text:span text:style-name="T550">;</text:span></text:p>
      <text:p text:style-name="P551">       <text:s/></text:p>
      <text:p text:style-name="P552"><text:span text:style-name="T553">       <text:s/></text:span><text:span text:style-name="T554">set</text:span><text:span text:style-name="T555"><text:s/>letras_acertadas =<text:s/></text:span><text:span text:style-name="T556">concat</text:span><text:span text:style-name="T557">(letras_acertadas, letra);</text:span></text:p>
      <text:p text:style-name="P558"><text:span text:style-name="T559">       <text:s/></text:span><text:span text:style-name="T560">update</text:span><text:span text:style-name="T561"><text:s/>partida<text:s/></text:span><text:span text:style-name="T562">set</text:span><text:span text:style-name="T563"><text:s/>letrasAcertadas = letras_acertadas, palabraOculta = letras_ocultas</text:span></text:p>
      <text:p text:style-name="P564"><text:span text:style-name="T565">       <text:s/></text:span><text:span text:style-name="T566">where</text:span><text:span text:style-name="T567"><text:s/>num_partida =<text:s/></text:span><text:span text:style-name="T568">1</text:span><text:span text:style-name="T569">;</text:span></text:p>
      <text:p text:style-name="P570">       <text:s/></text:p>
      <text:p text:style-name="P571"><text:span text:style-name="T572">       <text:s/></text:span><text:span text:style-name="T573">select</text:span><text:span text:style-name="T574"><text:s/>palabraOculta<text:s/></text:span><text:span text:style-name="T575">as</text:span><text:span text:style-name="T576"><text:s/></text:span><text:span text:style-name="T577">'Palabra'</text:span><text:span text:style-name="T578"><text:s/></text:span><text:span text:style-name="T579">from</text:span><text:span text:style-name="T580"><text:s/>partida</text:span></text:p>
      <text:p text:style-name="P581"><text:span text:style-name="T582">       <text:s/></text:span><text:span text:style-name="T583">where</text:span><text:span text:style-name="T584"><text:s/>num_partida =<text:s/></text:span><text:span text:style-name="T585">1</text:span><text:span text:style-name="T586">;</text:span></text:p>
      <text:p text:style-name="P587"><text:span text:style-name="T588">   <text:s/></text:span><text:span text:style-name="T589">else</text:span></text:p>
      <text:p text:style-name="P590"><text:span text:style-name="T591">       <text:s/></text:span><text:span text:style-name="T592">set</text:span><text:span text:style-name="T593"><text:s/>letras_falladas =<text:s/></text:span><text:span text:style-name="T594">concat</text:span><text:span text:style-name="T595">(letras_falladas, letra);</text:span></text:p>
      <text:p text:style-name="P596"><text:span text:style-name="T597">       <text:s/></text:span><text:span text:style-name="T598">update</text:span><text:span text:style-name="T599"><text:s/>partida<text:s/></text:span><text:span text:style-name="T600">set</text:span><text:span text:style-name="T601"><text:s/>letrasFalladas = letras_falladas</text:span></text:p>
      <text:p text:style-name="P602"><text:span text:style-name="T603">       <text:s/></text:span><text:span text:style-name="T604">where</text:span><text:span text:style-name="T605"><text:s/>num_partida =<text:s/></text:span><text:span text:style-name="T606">1</text:span><text:span text:style-name="T607">;</text:span></text:p>
      <text:p text:style-name="P608">       <text:s/></text:p>
      <text:p text:style-name="P609"><text:span text:style-name="T610">       <text:s/></text:span><text:span text:style-name="T611">select</text:span><text:span text:style-name="T612"><text:s/>palabraOculta<text:s/></text:span><text:span text:style-name="T613">as</text:span><text:span text:style-name="T614"><text:s/></text:span><text:span text:style-name="T615">'Palabra'</text:span><text:span text:style-name="T616"><text:s/></text:span><text:span text:style-name="T617">from</text:span><text:span text:style-name="T618"><text:s/>partida</text:span></text:p>
      <text:p text:style-name="P619"><text:span text:style-name="T620">       <text:s/></text:span><text:span text:style-name="T621">where</text:span><text:span text:style-name="T622"><text:s/>num_partida =<text:s/></text:span><text:span text:style-name="T623">1</text:span><text:span text:style-name="T624">;</text:span></text:p>
      <text:p text:style-name="P625"><text:span text:style-name="T626">   <text:s/></text:span><text:span text:style-name="T627">end</text:span><text:span text:style-name="T628"><text:s/></text:span><text:span text:style-name="T629">if</text:span><text:span text:style-name="T630">;</text:span></text:p>
      <text:p text:style-name="P631"><text:span text:style-name="T632">end</text:span><text:span text:style-name="T633"><text:s/>//</text:span></text:p>
      <text:p text:style-name="P634"/>
      <text:p text:style-name="P635">delimiter ;</text:p>
      <text:p text:style-name="P636"/>
      <text:p text:style-name="P637"><text:span text:style-name="T638">call</text:span><text:span text:style-name="T639"><text:s/>sp_darLetra(</text:span><text:span text:style-name="T640">'a'</text:span><text:span text:style-name="T641">);</text:span></text:p>
      <text:p text:style-name="P642"><text:span text:style-name="T643">call</text:span><text:span text:style-name="T644"><text:s/>sp_darLetra(</text:span><text:span text:style-name="T645">'r'</text:span><text:span text:style-name="T646">);</text:span></text:p>
      <text:p text:style-name="P6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15%"/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fo:font-weight="bold" style:font-weight-asian="bold" style:font-weight-complex="bold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fo:font-weight="bold" style:font-weight-asian="bold" style:font-weight-complex="bold"/>
    </style:style>
    <style:style style:name="WW_CharLFO2LVL2" style:family="text">
      <style:text-properties fo:font-weight="bold" style:font-weight-asian="bold" style:font-weight-complex="bold"/>
    </style:style>
    <style:style style:name="WW_CharLFO2LVL3" style:family="text">
      <style:text-properties fo:font-weight="bold" style:font-weight-asian="bold" style:font-weight-complex="bold"/>
    </style:style>
    <style:style style:name="WW_CharLFO2LVL4" style:family="text">
      <style:text-properties fo:font-weight="bold" style:font-weight-asian="bold" style:font-weight-complex="bold"/>
    </style:style>
    <style:style style:name="WW_CharLFO2LVL5" style:family="text">
      <style:text-properties fo:font-weight="bold" style:font-weight-asian="bold" style:font-weight-complex="bold"/>
    </style:style>
    <style:style style:name="WW_CharLFO2LVL6" style:family="text">
      <style:text-properties fo:font-weight="bold" style:font-weight-asian="bold" style:font-weight-complex="bold"/>
    </style:style>
    <style:style style:name="WW_CharLFO2LVL7" style:family="text">
      <style:text-properties fo:font-weight="bold" style:font-weight-asian="bold" style:font-weight-complex="bold"/>
    </style:style>
    <style:style style:name="WW_CharLFO2LVL8" style:family="text">
      <style:text-properties fo:font-weight="bold" style:font-weight-asian="bold" style:font-weight-complex="bold"/>
    </style:style>
    <style:style style:name="WW_CharLFO2LVL9" style:family="text">
      <style:text-properties fo:font-weight="bold" style:font-weight-asian="bold" style:font-weight-complex="bold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number text:level="2" text:style-name="WW_CharLFO1LVL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number text:level="1" text:style-name="WW_CharLFO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2LVL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text:style-name="WW_CharLFO2LVL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text:style-name="WW_CharLFO2LVL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text:style-name="WW_CharLFO2LVL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text:style-name="WW_CharLFO2LVL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text:style-name="WW_CharLFO2LVL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text:style-name="WW_CharLFO2LVL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suario</meta:initial-creator>
    <dc:creator>Usuario</dc:creator>
    <meta:creation-date>2023-04-19T23:44:00Z</meta:creation-date>
    <dc:date>2023-04-19T23:47:00Z</dc:date>
    <meta:template xlink:href="Normal" xlink:type="simple"/>
    <meta:editing-cycles>4</meta:editing-cycles>
    <meta:editing-duration>PT180S</meta:editing-duration>
    <meta:document-statistic meta:page-count="1" meta:paragraph-count="12" meta:word-count="969" meta:character-count="6287" meta:row-count="44" meta:non-whitespace-character-count="5330"/>
  </office:meta>
</office:document-meta>
</file>